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3.1445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8283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93">
            <text:p>0.093</text:p>
          </table:table-cell>
          <table:table-cell office:value-type="string">
            <text:p>ppm</text:p>
          </table:table-cell>
          <table:table-cell office:value-type="float" office:value="145">
            <text:p>1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106">
            <text:p>0.106</text:p>
          </table:table-cell>
          <table:table-cell office:value-type="string">
            <text:p>ppm</text:p>
          </table:table-cell>
          <table:table-cell office:value-type="float" office:value="177">
            <text:p>1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ppm</text:p>
          </table:table-cell>
          <table:table-cell office:value-type="float" office:value="187">
            <text:p>1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string">
            <text:p>ppm</text:p>
          </table:table-cell>
          <table:table-cell office:value-type="float" office:value="166">
            <text:p>16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91">
            <text:p>0.091</text:p>
          </table:table-cell>
          <table:table-cell office:value-type="string">
            <text:p>ppm</text:p>
          </table:table-cell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00010002">
            <text:p>100010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100">
            <text:p>20100</text:p>
          </table:table-cell>
          <table:table-cell office:value-type="string">
            <text:p>Dover, 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1">
            <text:p>1</text:p>
          </table:table-cell>
          <table:table-cell office:value-type="string">
            <text:p>Kent</text:p>
          </table:table-cell>
          <table:table-cell office:value-type="float" office:value="38.986672">
            <text:p>38.986672</text:p>
          </table:table-cell>
          <table:table-cell office:value-type="float" office:value="-75.5568">
            <text:p>-75.5568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0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0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84">
            <text:p>0.084</text:p>
          </table:table-cell>
          <table:table-cell office:value-type="string">
            <text:p>ppm</text:p>
          </table:table-cell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89">
            <text:p>0.089</text:p>
          </table:table-cell>
          <table:table-cell office:value-type="string">
            <text:p>ppm</text:p>
          </table:table-cell>
          <table:table-cell office:value-type="float" office:value="135">
            <text:p>1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103">
            <text:p>0.103</text:p>
          </table:table-cell>
          <table:table-cell office:value-type="string">
            <text:p>ppm</text:p>
          </table:table-cell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118">
            <text:p>0.118</text:p>
          </table:table-cell>
          <table:table-cell office:value-type="string">
            <text:p>ppm</text:p>
          </table:table-cell>
          <table:table-cell office:value-type="float" office:value="202">
            <text:p>20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ppm</text:p>
          </table:table-cell>
          <table:table-cell office:value-type="float" office:value="161">
            <text:p>1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string">
            <text:p>ppm</text:p>
          </table:table-cell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12/31/2000</text:p>
          </table:table-cell>
          <table:table-cell office:value-type="float" office:value="100031003">
            <text:p>10003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761111">
            <text:p>39.761111</text:p>
          </table:table-cell>
          <table:table-cell office:value-type="float" office:value="-75.491944">
            <text:p>-75.491944</text:p>
          </table:table-cell>
        </table:table-row>
        <table:table-row table:style-name="ro1">
          <table:table-cell office:value-type="string">
            <text:p>01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1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1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1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1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2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1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1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84">
            <text:p>0.084</text:p>
          </table:table-cell>
          <table:table-cell office:value-type="string">
            <text:p>ppm</text:p>
          </table:table-cell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95">
            <text:p>0.095</text:p>
          </table:table-cell>
          <table:table-cell office:value-type="string">
            <text:p>ppm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103">
            <text:p>0.103</text:p>
          </table:table-cell>
          <table:table-cell office:value-type="string">
            <text:p>ppm</text:p>
          </table:table-cell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112">
            <text:p>0.112</text:p>
          </table:table-cell>
          <table:table-cell office:value-type="string">
            <text:p>ppm</text:p>
          </table:table-cell>
          <table:table-cell office:value-type="float" office:value="192">
            <text:p>19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string">
            <text:p>ppm</text:p>
          </table:table-cell>
          <table:table-cell office:value-type="float" office:value="174">
            <text:p>1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82">
            <text:p>0.082</text:p>
          </table:table-cell>
          <table:table-cell office:value-type="string">
            <text:p>ppm</text:p>
          </table:table-cell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12/31/2000</text:p>
          </table:table-cell>
          <table:table-cell office:value-type="float" office:value="100031007">
            <text:p>10003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5513">
            <text:p>39.5513</text:p>
          </table:table-cell>
          <table:table-cell office:value-type="float" office:value="-75.732">
            <text:p>-75.732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string">
            <text:p>ppm</text:p>
          </table:table-cell>
          <table:table-cell office:value-type="float" office:value="137">
            <text:p>1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88">
            <text:p>0.088</text:p>
          </table:table-cell>
          <table:table-cell office:value-type="string">
            <text:p>ppm</text:p>
          </table:table-cell>
          <table:table-cell office:value-type="float" office:value="132">
            <text:p>1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string">
            <text:p>ppm</text:p>
          </table:table-cell>
          <table:table-cell office:value-type="float" office:value="164">
            <text:p>1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113">
            <text:p>0.113</text:p>
          </table:table-cell>
          <table:table-cell office:value-type="string">
            <text:p>ppm</text:p>
          </table:table-cell>
          <table:table-cell office:value-type="float" office:value="195">
            <text:p>19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91">
            <text:p>0.091</text:p>
          </table:table-cell>
          <table:table-cell office:value-type="string">
            <text:p>ppm</text:p>
          </table:table-cell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82">
            <text:p>0.082</text:p>
          </table:table-cell>
          <table:table-cell office:value-type="string">
            <text:p>ppm</text:p>
          </table:table-cell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00031010">
            <text:p>100031010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980">
            <text:p>37980</text:p>
          </table:table-cell>
          <table:table-cell office:value-type="string">
            <text:p>Philadelphia-Camden-Wilmington, PA-NJ-DE-MD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3">
            <text:p>3</text:p>
          </table:table-cell>
          <table:table-cell office:value-type="string">
            <text:p>New Castle</text:p>
          </table:table-cell>
          <table:table-cell office:value-type="float" office:value="39.817222">
            <text:p>39.817222</text:p>
          </table:table-cell>
          <table:table-cell office:value-type="float" office:value="-75.563889">
            <text:p>-75.563889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84">
            <text:p>0.084</text:p>
          </table:table-cell>
          <table:table-cell office:value-type="string">
            <text:p>ppm</text:p>
          </table:table-cell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95">
            <text:p>0.095</text:p>
          </table:table-cell>
          <table:table-cell office:value-type="string">
            <text:p>ppm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96">
            <text:p>0.096</text:p>
          </table:table-cell>
          <table:table-cell office:value-type="string">
            <text:p>ppm</text:p>
          </table:table-cell>
          <table:table-cell office:value-type="float" office:value="151">
            <text:p>1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96">
            <text:p>0.096</text:p>
          </table:table-cell>
          <table:table-cell office:value-type="string">
            <text:p>ppm</text:p>
          </table:table-cell>
          <table:table-cell office:value-type="float" office:value="151">
            <text:p>1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96">
            <text:p>0.096</text:p>
          </table:table-cell>
          <table:table-cell office:value-type="string">
            <text:p>ppm</text:p>
          </table:table-cell>
          <table:table-cell office:value-type="float" office:value="151">
            <text:p>1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82">
            <text:p>0.082</text:p>
          </table:table-cell>
          <table:table-cell office:value-type="string">
            <text:p>ppm</text:p>
          </table:table-cell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92">
            <text:p>0.092</text:p>
          </table:table-cell>
          <table:table-cell office:value-type="string">
            <text:p>ppm</text:p>
          </table:table-cell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00051002">
            <text:p>10005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6539">
            <text:p>38.6539</text:p>
          </table:table-cell>
          <table:table-cell office:value-type="float" office:value="-75.6106">
            <text:p>-75.6106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ppm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95">
            <text:p>0.095</text:p>
          </table:table-cell>
          <table:table-cell office:value-type="string">
            <text:p>ppm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ppm</text:p>
          </table:table-cell>
          <table:table-cell office:value-type="float" office:value="161">
            <text:p>1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99">
            <text:p>0.099</text:p>
          </table:table-cell>
          <table:table-cell office:value-type="string">
            <text:p>ppm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84">
            <text:p>0.084</text:p>
          </table:table-cell>
          <table:table-cell office:value-type="string">
            <text:p>ppm</text:p>
          </table:table-cell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100051003">
            <text:p>100051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540">
            <text:p>41540</text:p>
          </table:table-cell>
          <table:table-cell office:value-type="string">
            <text:p>Salisbury, MD-DE</text:p>
          </table:table-cell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office:value-type="string">
            <text:p>Sussex</text:p>
          </table:table-cell>
          <table:table-cell office:value-type="float" office:value="38.7791">
            <text:p>38.7791</text:p>
          </table:table-cell>
          <table:table-cell office:value-type="float" office:value="-75.16323">
            <text:p>-75.16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332" meta:object-count="0"/>
    <meta:generator>LibreOffice/3.5$Linux_X86_64 LibreOffice_project/350m1$Build-2</meta:generator>
  </office:meta>
</office:document-meta>
</file>